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9fae" officeooo:paragraph-rsid="001a9fae"/>
    </style:style>
    <style:style style:name="P2" style:family="paragraph" style:parent-style-name="Standard">
      <style:text-properties officeooo:rsid="001c050d" officeooo:paragraph-rsid="001c05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guys,</text:p>
      <text:p text:style-name="P1"/>
      <text:p text:style-name="P1">bienvenue dans Mooc install, le cours qui va faire de vous un craque en installation d'ordinateurs.</text:p>
      <text:p text:style-name="P1"/>
      <text:p text:style-name="P1">Vous n'avez jamais ouvert un ordinateur, mais vous souhaitez franchir le cap et monter de A à Z votre petit bijou ? Ce cours est fait pour vous !</text:p>
      <text:p text:style-name="P1"/>
      <text:p text:style-name="P1">Avant tout, il vous faut choisir les composants de votre futur engin. Le cours de JC, va vous aider à faire le bon choix, le plus approprié selon vos besoins.</text:p>
      <text:p text:style-name="P1"/>
      <text:p text:style-name="P1">Une fois que vous avez reçu vos différents composants, il est temps de monter la bête. Le cours de Geoffreeeeeeeey va vous expliquer comment installer les différents composants.</text:p>
      <text:p text:style-name="P1"/>
      <text:p text:style-name="P1">Votre pc est maintenant monté mais il n'est pas encore réelement utilisable. Et oui, il vous faut encore installer un OS. Le cours de Léo vous aidera à choisir le bon OS pour votre ordinateur.</text:p>
      <text:p text:style-name="P1"/>
      <text:p text:style-name="P1">Enfin, l'ultime étape : installer les logiciels essentiels pour votre ordinateur. Le cours d'Ugo vous conseillera les BONS logiciels à avoir.</text:p>
      <text:p text:style-name="P1"/>
      <text:p text:style-name="P2">Allez, je vous laisse dans de bonnes mains, et surtout n'oubliez pas HAVE F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3:48:53.764000000</meta:creation-date>
    <dc:date>2016-04-08T14:15:05.368000000</dc:date>
    <meta:editing-duration>PT11M1S</meta:editing-duration>
    <meta:editing-cycles>1</meta:editing-cycles>
    <meta:document-statistic meta:table-count="0" meta:image-count="0" meta:object-count="0" meta:page-count="1" meta:paragraph-count="8" meta:word-count="175" meta:character-count="999" meta:non-whitespace-character-count="832"/>
    <meta:generator>LibreOffice/4.4.5.2$Windows_x86 LibreOffice_project/a22f674fd25a3b6f45bdebf25400ed2adff0ff99</meta:generator>
  </office:meta>
</office:document-meta>
</file>